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9f26" officeooo:paragraph-rsid="00109f2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a( <text:span text:style-name="T3">idCasa</text:span><text:span text:style-name="T5">, nombre, capacidad, </text:span><text:span text:style-name="T4">idComarca-&gt; Comarca)</text:span></text:p>
      <text:p text:style-name="P1"><text:span text:style-name="T5">Niño( </text:span><text:span text:style-name="T3">código</text:span><text:span text:style-name="T5">, nombre, apellidos, telefono, </text:span><text:span text:style-name="T4">idCasa-&gt; Casa, idComarca-&gt; Comarca)</text:span></text:p>
      <text:p text:style-name="P1"><text:span text:style-name="T5">Comarca( </text:span><text:span text:style-name="T3">idComarca</text:span><text:span text:style-name="T5">, superficie, habitantes)</text:span></text:p>
      <text:p text:style-name="P1"><text:span text:style-name="T5">Actividad( </text:span><text:span text:style-name="T3">idActividad</text:span><text:span text:style-name="T5">, nombre)</text:span></text:p>
      <text:p text:style-name="P1"><text:span text:style-name="T5">Oferta( </text:span><text:span text:style-name="T3">idOferta</text:span><text:span text:style-name="T5">, valoración, idCasa-&gt; Casa, idActividad-&gt; Actividad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5T11:36:58.229000000</meta:creation-date>
    <dc:date>2022-10-05T11:45:53.002000000</dc:date>
    <meta:editing-duration>PT8M55S</meta:editing-duration>
    <meta:editing-cycles>1</meta:editing-cycles>
    <meta:document-statistic meta:table-count="0" meta:image-count="0" meta:object-count="0" meta:page-count="1" meta:paragraph-count="5" meta:word-count="29" meta:character-count="274" meta:non-whitespace-character-count="250"/>
    <meta:generator>LibreOffice/7.3.4.2$Windows_X86_64 LibreOffice_project/728fec16bd5f605073805c3c9e7c4212a0120dc5</meta:generator>
  </office:meta>
</office:document-meta>
</file>